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400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ிமையின் காதல் - ரா. கி. ரங்கராஜன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ைக்கலப் பாம்புகள் - எம். ரிஷான் ஷெரீஃப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திமந்தாரை - சிட்டி பெ. கோ. சுந்தரராஜ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கம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ரண்டாம் லெப்ரினன்ட் - அகரமுதல்வன்</text:p>
          </table:table-cell>
          <table:table-cell office:value-type="string" calcext:value-type="string">
            <text:p>பிரபஞ்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ருவமற்ற என் முதல் ஆண் - கே. வி. ஷைலஜ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லகின் மிட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எருமைத் தேசியம் - காஞ்சா அய்லய்யா, கவின் மலர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என் பெயர் ராமசேஷன் – ஆத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ஒரு பொருளாதார அடியாளின் ஒப்புதல் வாக்குமூலம் - ஜான் பெர்க்கின்ஸ், இரா. முருகவேள் (மொழியாக்கம்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லில் எறிந்தவை - யுவன் சந்திரசேகர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க்கு - பாம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ழிவரை இருக்கை - ல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ாகித மலர்கள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க்கரவாகம் - ந. சிதம்பரசுப்பிரமணி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சிதம்பர நினைவுகள் - பாலசந்திரன் சுள்ளிக்காடு, கே. வி. ஷைலஜா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சிலுவையேற்றம் கண்ணால் கண்ட சாட்ச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தந்திரத்தின் நிறம் - லாரா கோப்ப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ோளகர் தொட்டி - ச. பால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தனுஜா - ஷோபா சக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ீம்புனல் - ஜி. கார்ல் மார்க்ஸ்</text:p>
          </table:table-cell>
          <table:table-cell office:value-type="string" calcext:value-type="string">
            <text:p>பவா பரிந்துரை, ஜெயமோக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லவியலின் துயரம் - லோகதாசன்தர்மதுரை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நிறங்களின் மொழி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ருக்கடியில் சில குரல்கள் - பிரபு காளிதா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லகண்டப் பறவையைத் தேடி - அதீன் பந்த்யோபாத்யாய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பாட்டு அசைவுகள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ருவம் - எஸ். எல். பைரப்ப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மிர்தாதின் புத்தகம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சேசன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வங்கத்து பேய்க் கதைகள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தி பிரதிவாதி நீதி - ந. இராஜா செந்தூர் பாண்டிய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ைக்கம் போராட்டம் - பழ. அதியம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5" table:number-rows-repeated="10483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02:55:44.777930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3-24T03:03:33.473926649</dc:date>
    <meta:editing-duration>PT20H51M8S</meta:editing-duration>
    <meta:editing-cycles>179</meta:editing-cycles>
    <meta:document-statistic meta:table-count="1" meta:cell-count="288" meta:object-count="0"/>
  </office:meta>
</office:document-meta>
</file>